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culator.addValue( lo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.getMeanAs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.getAvgPageBy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culator.addBytes( lo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.addValue( long newValue , int sampl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lculator.getStandar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.getBytesPerSeco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culator.getErrorPercent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lculator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.get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cula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lculator.addSample(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lculator.getM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.getPage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culator.getTotal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.getKBPer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.Calculator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.get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.Calcu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.get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